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1A8D9B78997A335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4pt" fo:font-weight="bold" officeooo:rsid="007bb156" officeooo:paragraph-rsid="007bb156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9">Tabela de celul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1</text:page-number><text:s/>de <text:s/><field:fieldmark-start text:name="Bookmark" field:type="SECTIONPAGES"/><field:fieldmark-end/><text:page-count>1</text:page-count>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1A8D9B78997A335C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6</meta:editing-cycles>
    <meta:print-date>2020-06-19T20:00:00</meta:print-date>
    <meta:creation-date>2020-03-19T15:00:00</meta:creation-date>
    <dc:date>2020-10-05T10:36:44.374000000</dc:date>
    <meta:editing-duration>P1DT19H22M43S</meta:editing-duration>
    <meta:generator>LibreOffice/7.0.1.2$Windows_X86_64 LibreOffice_project/7cbcfc562f6eb6708b5ff7d7397325de9e764452</meta:generator>
    <meta:document-statistic meta:table-count="1" meta:image-count="2" meta:object-count="0" meta:page-count="1" meta:paragraph-count="11" meta:word-count="68" meta:character-count="515" meta:non-whitespace-character-count="442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